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252in"/>
    </style:style>
    <style:style style:name="co4" style:family="table-column">
      <style:table-column-properties fo:break-before="auto" style:column-width="1.1618in"/>
    </style:style>
    <style:style style:name="co5" style:family="table-column">
      <style:table-column-properties fo:break-before="auto" style:column-width="0.9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Lohit Hindi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16" table:default-cell-style-name="Default"/>
        <table:table-row table:style-name="ro1">
          <table:table-cell table:number-columns-repeated="24"/>
        </table:table-row>
        <table:table-row table:style-name="ro1">
          <table:table-cell office:value-type="string">
            <text:p>Absolute Time</text:p>
          </table:table-cell>
          <table:table-cell office:value-type="string">
            <text:p>Level 1</text:p>
          </table:table-cell>
          <table:table-cell office:value-type="string">
            <text:p>Level 2</text:p>
          </table:table-cell>
          <table:table-cell office:value-type="string">
            <text:p>Level 3</text:p>
          </table:table-cell>
          <table:table-cell office:value-type="string">
            <text:p>Level 4</text:p>
          </table:table-cell>
          <table:table-cell office:value-type="string">
            <text:p>Level 5</text:p>
          </table:table-cell>
          <table:table-cell/>
          <table:table-cell office:value-type="string">
            <text:p>Normalized Execution Time</text:p>
          </table:table-cell>
          <table:table-cell office:value-type="string">
            <text:p>Level 1</text:p>
          </table:table-cell>
          <table:table-cell office:value-type="string">
            <text:p>Level 2</text:p>
          </table:table-cell>
          <table:table-cell office:value-type="string">
            <text:p>Level 3</text:p>
          </table:table-cell>
          <table:table-cell office:value-type="string">
            <text:p>Level 4</text:p>
          </table:table-cell>
          <table:table-cell office:value-type="string">
            <text:p>Level 5</text:p>
          </table:table-cell>
          <table:table-cell>
            <draw:frame table:end-cell-address="Sheet1.Q17" table:end-x="0.5083in" table:end-y="0.1358in" draw:z-index="0" draw:style-name="gr1" svg:width="3.1508in" svg:height="2.7504in" svg:x="0.0248in" svg:y="0.0421in">
              <draw:object draw:notify-on-update-of-ranges="Sheet1.I2:Sheet1.M2 Sheet1.H3:Sheet1.H3 Sheet1.I3:Sheet1.M3 Sheet1.H4:Sheet1.H4 Sheet1.I4:Sheet1.M4 Sheet1.H5:Sheet1.H5 Sheet1.I5:Sheet1.M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office:value-type="string">
            <text:p>Original</text:p>
          </table:table-cell>
          <table:table-cell office:value-type="float" office:value="1206.9">
            <text:p>1206.9</text:p>
          </table:table-cell>
          <table:table-cell office:value-type="float" office:value="8789.1">
            <text:p>8789.1</text:p>
          </table:table-cell>
          <table:table-cell office:value-type="float" office:value="69166.7">
            <text:p>69166.7</text:p>
          </table:table-cell>
          <table:table-cell office:value-type="float" office:value="40577924.7">
            <text:p>40577924.7</text:p>
          </table:table-cell>
          <table:table-cell office:value-type="float" office:value="46242118">
            <text:p>46242118</text:p>
          </table:table-cell>
          <table:table-cell/>
          <table:table-cell office:value-type="string">
            <text:p>Original</text:p>
          </table:table-cell>
          <table:table-cell table:number-columns-repeated="5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string">
            <text:p>LMS no fusion</text:p>
          </table:table-cell>
          <table:table-cell office:value-type="float" office:value="1399">
            <text:p>1399</text:p>
          </table:table-cell>
          <table:table-cell office:value-type="float" office:value="11064">
            <text:p>11064</text:p>
          </table:table-cell>
          <table:table-cell office:value-type="float" office:value="85643">
            <text:p>85643</text:p>
          </table:table-cell>
          <table:table-cell office:value-type="float" office:value="24798976">
            <text:p>24798976</text:p>
          </table:table-cell>
          <table:table-cell office:value-type="float" office:value="31413824">
            <text:p>31413824</text:p>
          </table:table-cell>
          <table:table-cell/>
          <table:table-cell office:value-type="string">
            <text:p>LMS no fusion</text:p>
          </table:table-cell>
          <table:table-cell table:formula="of:=[.B4]/[.B3]" office:value-type="float" office:value="1.15916811666252">
            <text:p>1.1591681167</text:p>
          </table:table-cell>
          <table:table-cell table:formula="of:=[.C4]/[.C3]" office:value-type="float" office:value="1.25883196231696">
            <text:p>1.2588319623</text:p>
          </table:table-cell>
          <table:table-cell table:formula="of:=[.D4]/[.D3]" office:value-type="float" office:value="1.23821145146436">
            <text:p>1.2382114515</text:p>
          </table:table-cell>
          <table:table-cell table:formula="of:=[.E4]/[.E3]" office:value-type="float" office:value="0.61114451227714">
            <text:p>0.6111445123</text:p>
          </table:table-cell>
          <table:table-cell table:formula="of:=[.F4]/[.F3]" office:value-type="float" office:value="0.679333589348135">
            <text:p>0.6793335893</text:p>
          </table:table-cell>
          <table:table-cell table:number-columns-repeated="11"/>
        </table:table-row>
        <table:table-row table:style-name="ro1">
          <table:table-cell office:value-type="string">
            <text:p>LMS fusion</text:p>
          </table:table-cell>
          <table:table-cell office:value-type="float" office:value="233">
            <text:p>233</text:p>
          </table:table-cell>
          <table:table-cell office:value-type="float" office:value="1977">
            <text:p>1977</text:p>
          </table:table-cell>
          <table:table-cell office:value-type="float" office:value="12503">
            <text:p>12503</text:p>
          </table:table-cell>
          <table:table-cell office:value-type="float" office:value="2546335">
            <text:p>2546335</text:p>
          </table:table-cell>
          <table:table-cell office:value-type="float" office:value="4188008">
            <text:p>4188008</text:p>
          </table:table-cell>
          <table:table-cell/>
          <table:table-cell office:value-type="string">
            <text:p>LMS fusion</text:p>
          </table:table-cell>
          <table:table-cell table:formula="of:=[.B5]/[.B3]" office:value-type="float" office:value="0.193056591266882">
            <text:p>0.1930565913</text:p>
          </table:table-cell>
          <table:table-cell table:formula="of:=[.C5]/[.C3]" office:value-type="float" office:value="0.22493770693245">
            <text:p>0.2249377069</text:p>
          </table:table-cell>
          <table:table-cell table:formula="of:=[.D5]/[.D3]" office:value-type="float" office:value="0.180766177944011">
            <text:p>0.1807661779</text:p>
          </table:table-cell>
          <table:table-cell table:formula="of:=[.E5]/[.E3]" office:value-type="float" office:value="0.0627517306226358">
            <text:p>0.0627517306</text:p>
          </table:table-cell>
          <table:table-cell table:formula="of:=[.F5]/[.F3]" office:value-type="float" office:value="0.0905669588923241">
            <text:p>0.0905669589</text:p>
          </table:table-cell>
          <table:table-cell table:number-columns-repeated="11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peedup</text:p>
          </table:table-cell>
          <table:table-cell office:value-type="string">
            <text:p>Level 1</text:p>
          </table:table-cell>
          <table:table-cell office:value-type="string">
            <text:p>Level 2</text:p>
          </table:table-cell>
          <table:table-cell office:value-type="string">
            <text:p>Level 3</text:p>
          </table:table-cell>
          <table:table-cell office:value-type="string">
            <text:p>Level 4</text:p>
          </table:table-cell>
          <table:table-cell office:value-type="string">
            <text:p>Level 5</text:p>
          </table:table-cell>
          <table:table-cell>
            <draw:frame table:end-cell-address="Sheet1.I22" table:end-x="0.5496in" table:end-y="0.1354in" draw:z-index="1" draw:style-name="gr1" svg:width="1.8276in" svg:height="2.7504in" svg:x="0.5654in" svg:y="0.0417in">
              <draw:object draw:notify-on-update-of-ranges="Sheet1.B7:Sheet1.F7 Sheet1.A8:Sheet1.A8 Sheet1.B8:Sheet1.F8 Sheet1.A9:Sheet1.A9 Sheet1.B9:Sheet1.F9 Sheet1.A10:Sheet1.A10 Sheet1.B10:Sheet1.F1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7"/>
        </table:table-row>
        <table:table-row table:style-name="ro1">
          <table:table-cell office:value-type="string">
            <text:p>Original</text:p>
          </table:table-cell>
          <table:table-cell table:number-columns-repeated="5" office:value-type="float" office:value="1">
            <text:p>1</text:p>
          </table:table-cell>
          <table:table-cell table:number-columns-repeated="18"/>
        </table:table-row>
        <table:table-row table:style-name="ro1">
          <table:table-cell office:value-type="string">
            <text:p>LMS no fusion</text:p>
          </table:table-cell>
          <table:table-cell table:formula="of:=[.B3]/[.B4]" office:value-type="float" office:value="0.862687634024303">
            <text:p>0.862687634</text:p>
          </table:table-cell>
          <table:table-cell table:formula="of:=[.C3]/[.C4]" office:value-type="float" office:value="0.794387201735358">
            <text:p>0.7943872017</text:p>
          </table:table-cell>
          <table:table-cell table:formula="of:=[.D3]/[.D4]" office:value-type="float" office:value="0.807616501056712">
            <text:p>0.8076165011</text:p>
          </table:table-cell>
          <table:table-cell table:formula="of:=[.E3]/[.E4]" office:value-type="float" office:value="1.63627420341872">
            <text:p>1.6362742034</text:p>
          </table:table-cell>
          <table:table-cell table:formula="of:=[.F3]/[.F4]" office:value-type="float" office:value="1.47203084858437">
            <text:p>1.4720308486</text:p>
          </table:table-cell>
          <table:table-cell table:number-columns-repeated="18"/>
        </table:table-row>
        <table:table-row table:style-name="ro1">
          <table:table-cell office:value-type="string">
            <text:p>LMS fusion</text:p>
          </table:table-cell>
          <table:table-cell table:formula="of:=[.B3]/[.B5]" office:value-type="float" office:value="5.17982832618026">
            <text:p>5.1798283262</text:p>
          </table:table-cell>
          <table:table-cell table:formula="of:=[.C3]/[.C5]" office:value-type="float" office:value="4.44567526555387">
            <text:p>4.4456752656</text:p>
          </table:table-cell>
          <table:table-cell table:formula="of:=[.D3]/[.D5]" office:value-type="float" office:value="5.53200831800368">
            <text:p>5.532008318</text:p>
          </table:table-cell>
          <table:table-cell table:formula="of:=[.E3]/[.E5]" office:value-type="float" office:value="15.9358154759684">
            <text:p>15.935815476</text:p>
          </table:table-cell>
          <table:table-cell table:formula="of:=[.F3]/[.F5]" office:value-type="float" office:value="11.0415543618828">
            <text:p>11.0415543619</text:p>
          </table:table-cell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>
            <text:p>IMDB</text:p>
          </table:table-cell>
          <table:table-cell office:value-type="string">
            <text:p>Absolute</text:p>
          </table:table-cell>
          <table:table-cell office:value-type="string">
            <text:p>Speedup</text:p>
          </table:table-cell>
          <table:table-cell table:number-columns-repeated="21"/>
        </table:table-row>
        <table:table-row table:style-name="ro1">
          <table:table-cell office:value-type="string">
            <text:p>Original</text:p>
          </table:table-cell>
          <table:table-cell office:value-type="float" office:value="141.1">
            <text:p>141.1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LMS no fusion</text:p>
          </table:table-cell>
          <table:table-cell office:value-type="float" office:value="114">
            <text:p>114</text:p>
          </table:table-cell>
          <table:table-cell table:formula="of:=[.B14]/[.B15]" office:value-type="float" office:value="1.23771929824561">
            <text:p>1.2377192982</text:p>
          </table:table-cell>
          <table:table-cell table:number-columns-repeated="21"/>
        </table:table-row>
        <table:table-row table:style-name="ro1">
          <table:table-cell office:value-type="string">
            <text:p>LMS fusion</text:p>
          </table:table-cell>
          <table:table-cell office:value-type="float" office:value="15.4">
            <text:p>15.4</text:p>
          </table:table-cell>
          <table:table-cell table:formula="of:=[.B14]/[.B16]" office:value-type="float" office:value="9.16233766233766">
            <text:p>9.1623376623</text:p>
          </table:table-cell>
          <table:table-cell table:number-columns-repeated="21"/>
        </table:table-row>
        <table:table-row table:style-name="ro1" table:number-rows-repeated="37">
          <table:table-cell table:number-columns-repeated="24"/>
        </table:table-row>
        <table:table-row table:style-name="ro1">
          <table:table-cell office:value-type="string">
            <text:p>Absolute Time</text:p>
          </table:table-cell>
          <table:table-cell/>
          <table:table-cell office:value-type="string">
            <text:p>Level 2</text:p>
          </table:table-cell>
          <table:table-cell office:value-type="string">
            <text:p>Level 3</text:p>
          </table:table-cell>
          <table:table-cell office:value-type="string">
            <text:p>Level 4</text:p>
          </table:table-cell>
          <table:table-cell office:value-type="string">
            <text:p>Level 5</text:p>
          </table:table-cell>
          <table:table-cell office:value-type="string">
            <text:p>Level 6</text:p>
          </table:table-cell>
          <table:table-cell office:value-type="string">
            <text:p>Level 7</text:p>
          </table:table-cell>
          <table:table-cell office:value-type="string">
            <text:p>Level 8</text:p>
          </table:table-cell>
          <table:table-cell office:value-type="string">
            <text:p>Level 9</text:p>
          </table:table-cell>
          <table:table-cell office:value-type="string">
            <text:p>Level 10</text:p>
          </table:table-cell>
          <table:table-cell table:number-columns-repeated="2"/>
          <table:table-cell office:value-type="string">
            <text:p>Normalized Execution Time</text:p>
          </table:table-cell>
          <table:table-cell/>
          <table:table-cell office:value-type="string">
            <text:p>Level 2</text:p>
          </table:table-cell>
          <table:table-cell office:value-type="string">
            <text:p>Level 3</text:p>
          </table:table-cell>
          <table:table-cell office:value-type="string">
            <text:p>Level 4</text:p>
          </table:table-cell>
          <table:table-cell office:value-type="string">
            <text:p>Level 5</text:p>
          </table:table-cell>
          <table:table-cell office:value-type="string">
            <text:p>Level 6</text:p>
          </table:table-cell>
          <table:table-cell office:value-type="string">
            <text:p>Level 7</text:p>
          </table:table-cell>
          <table:table-cell office:value-type="string">
            <text:p>Level 8</text:p>
          </table:table-cell>
          <table:table-cell office:value-type="string">
            <text:p>Level 9</text:p>
          </table:table-cell>
          <table:table-cell office:value-type="string">
            <text:p>Level 10</text:p>
          </table:table-cell>
        </table:table-row>
        <table:table-row table:style-name="ro1">
          <table:table-cell office:value-type="string">
            <text:p>Original</text:p>
          </table:table-cell>
          <table:table-cell/>
          <table:table-cell office:value-type="float" office:value="1506">
            <text:p>1506</text:p>
          </table:table-cell>
          <table:table-cell office:value-type="float" office:value="15597">
            <text:p>15597</text:p>
          </table:table-cell>
          <table:table-cell office:value-type="float" office:value="148698">
            <text:p>148698</text:p>
          </table:table-cell>
          <table:table-cell office:value-type="float" office:value="1353274">
            <text:p>1353274</text:p>
          </table:table-cell>
          <table:table-cell office:value-type="float" office:value="13686216">
            <text:p>13686216</text:p>
          </table:table-cell>
          <table:table-cell office:value-type="float" office:value="94069027">
            <text:p>94069027</text:p>
          </table:table-cell>
          <table:table-cell office:value-type="float" office:value="709984415">
            <text:p>709984415</text:p>
          </table:table-cell>
          <table:table-cell table:number-columns-repeated="4"/>
          <table:table-cell office:value-type="string">
            <text:p>Original</text:p>
          </table:table-cell>
          <table:table-cell/>
          <table:table-cell table:number-columns-repeated="9" office:value-type="float" office:value="1">
            <text:p>1</text:p>
          </table:table-cell>
        </table:table-row>
        <table:table-row table:style-name="ro1">
          <table:table-cell office:value-type="string">
            <text:p>LMS no fusion</text:p>
          </table:table-cell>
          <table:table-cell/>
          <table:table-cell office:value-type="float" office:value="1215">
            <text:p>1215</text:p>
          </table:table-cell>
          <table:table-cell office:value-type="float" office:value="13804">
            <text:p>13804</text:p>
          </table:table-cell>
          <table:table-cell office:value-type="float" office:value="137439">
            <text:p>137439</text:p>
          </table:table-cell>
          <table:table-cell office:value-type="float" office:value="1259386">
            <text:p>1259386</text:p>
          </table:table-cell>
          <table:table-cell office:value-type="float" office:value="11673167">
            <text:p>11673167</text:p>
          </table:table-cell>
          <table:table-cell office:value-type="float" office:value="95369239">
            <text:p>95369239</text:p>
          </table:table-cell>
          <table:table-cell office:value-type="float" office:value="751772057">
            <text:p>751772057</text:p>
          </table:table-cell>
          <table:table-cell table:number-columns-repeated="4"/>
          <table:table-cell office:value-type="string">
            <text:p>LMS no fusion</text:p>
          </table:table-cell>
          <table:table-cell/>
          <table:table-cell table:style-name="ce1" table:formula="of:=[.C56]/[.C55]" office:value-type="float" office:value="0.806772908366534">
            <text:p>0.8067729084</text:p>
          </table:table-cell>
          <table:table-cell table:style-name="ce1" table:formula="of:=[.D56]/[.D55]" office:value-type="float" office:value="0.885041995255498">
            <text:p>0.8850419953</text:p>
          </table:table-cell>
          <table:table-cell table:style-name="ce1" table:formula="of:=[.E56]/[.E55]" office:value-type="float" office:value="0.924282774482508">
            <text:p>0.9242827745</text:p>
          </table:table-cell>
          <table:table-cell table:style-name="ce1" table:formula="of:=[.F56]/[.F55]" office:value-type="float" office:value="0.930621588828279">
            <text:p>0.9306215888</text:p>
          </table:table-cell>
          <table:table-cell table:style-name="ce1" table:formula="of:=[.G56]/[.G55]" office:value-type="float" office:value="0.852914129077022">
            <text:p>0.8529141291</text:p>
          </table:table-cell>
          <table:table-cell table:number-columns-repeated="4"/>
        </table:table-row>
        <table:table-row table:style-name="ro1">
          <table:table-cell office:value-type="string">
            <text:p>LMS fusion</text:p>
          </table:table-cell>
          <table:table-cell/>
          <table:table-cell office:value-type="float" office:value="211">
            <text:p>211</text:p>
          </table:table-cell>
          <table:table-cell office:value-type="float" office:value="3140">
            <text:p>3140</text:p>
          </table:table-cell>
          <table:table-cell office:value-type="float" office:value="21503">
            <text:p>21503</text:p>
          </table:table-cell>
          <table:table-cell office:value-type="float" office:value="187064">
            <text:p>187064</text:p>
          </table:table-cell>
          <table:table-cell office:value-type="float" office:value="1347778">
            <text:p>1347778</text:p>
          </table:table-cell>
          <table:table-cell office:value-type="float" office:value="16211601">
            <text:p>16211601</text:p>
          </table:table-cell>
          <table:table-cell office:value-type="float" office:value="82051139">
            <text:p>82051139</text:p>
          </table:table-cell>
          <table:table-cell table:number-columns-repeated="4"/>
          <table:table-cell office:value-type="string">
            <text:p>LMS fusion</text:p>
          </table:table-cell>
          <table:table-cell/>
          <table:table-cell table:style-name="ce1" table:formula="of:=[.C57]/[.C55]" office:value-type="float" office:value="0.140106241699867">
            <text:p>0.1401062417</text:p>
          </table:table-cell>
          <table:table-cell table:style-name="ce1" table:formula="of:=[.D57]/[.D55]" office:value-type="float" office:value="0.201320766814131">
            <text:p>0.2013207668</text:p>
          </table:table-cell>
          <table:table-cell table:style-name="ce1" table:formula="of:=[.E57]/[.E55]" office:value-type="float" office:value="0.144608535420786">
            <text:p>0.1446085354</text:p>
          </table:table-cell>
          <table:table-cell table:style-name="ce1" table:formula="of:=[.F57]/[.F55]" office:value-type="float" office:value="0.138230690902212">
            <text:p>0.1382306909</text:p>
          </table:table-cell>
          <table:table-cell table:style-name="ce1" table:formula="of:=[.G57]/[.G55]" office:value-type="float" office:value="0.0984770370422329">
            <text:p>0.098477037</text:p>
          </table:table-cell>
          <table:table-cell table:number-columns-repeated="4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>
            <text:p>Seedup</text:p>
          </table:table-cell>
          <table:table-cell/>
          <table:table-cell office:value-type="string">
            <text:p>Level 2</text:p>
          </table:table-cell>
          <table:table-cell office:value-type="string">
            <text:p>Level 3</text:p>
          </table:table-cell>
          <table:table-cell office:value-type="string">
            <text:p>Level 4</text:p>
          </table:table-cell>
          <table:table-cell office:value-type="string">
            <text:p>Level 5</text:p>
          </table:table-cell>
          <table:table-cell office:value-type="string">
            <text:p>Level 6</text:p>
          </table:table-cell>
          <table:table-cell office:value-type="string">
            <text:p>Level 7</text:p>
          </table:table-cell>
          <table:table-cell office:value-type="string">
            <text:p>Level 8</text:p>
          </table:table-cell>
          <table:table-cell office:value-type="string">
            <text:p>Level 9</text:p>
          </table:table-cell>
          <table:table-cell office:value-type="string">
            <text:p>Level 10</text:p>
          </table:table-cell>
          <table:table-cell table:number-columns-repeated="13"/>
        </table:table-row>
        <table:table-row table:style-name="ro1">
          <table:table-cell office:value-type="string">
            <text:p>Original</text:p>
          </table:table-cell>
          <table:table-cell/>
          <table:table-cell table:number-columns-repeated="9"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LMS no fusion</text:p>
          </table:table-cell>
          <table:table-cell/>
          <table:table-cell table:formula="of:=[.C55]/[.C56]" office:value-type="float" office:value="1.23950617283951">
            <text:p>1.2395061728</text:p>
          </table:table-cell>
          <table:table-cell table:formula="of:=[.D55]/[.D56]" office:value-type="float" office:value="1.12988988698928">
            <text:p>1.129889887</text:p>
          </table:table-cell>
          <table:table-cell table:formula="of:=[.E55]/[.E56]" office:value-type="float" office:value="1.08191997904525">
            <text:p>1.081919979</text:p>
          </table:table-cell>
          <table:table-cell table:formula="of:=[.F55]/[.F56]" office:value-type="float" office:value="1.07455061434699">
            <text:p>1.0745506143</text:p>
          </table:table-cell>
          <table:table-cell table:formula="of:=[.G55]/[.G56]" office:value-type="float" office:value="1.17245097238821">
            <text:p>1.1724509724</text:p>
          </table:table-cell>
          <table:table-cell table:number-columns-repeated="17"/>
        </table:table-row>
        <table:table-row table:style-name="ro1">
          <table:table-cell office:value-type="string">
            <text:p>LMS fusion</text:p>
          </table:table-cell>
          <table:table-cell/>
          <table:table-cell table:formula="of:=[.C55]/[.C57]" office:value-type="float" office:value="7.13744075829384">
            <text:p>7.1374407583</text:p>
          </table:table-cell>
          <table:table-cell table:formula="of:=[.D55]/[.D57]" office:value-type="float" office:value="4.9671974522293">
            <text:p>4.9671974522</text:p>
          </table:table-cell>
          <table:table-cell table:formula="of:=[.E55]/[.E57]" office:value-type="float" office:value="6.91522113193508">
            <text:p>6.9152211319</text:p>
          </table:table-cell>
          <table:table-cell table:formula="of:=[.F55]/[.F57]" office:value-type="float" office:value="7.23428345379122">
            <text:p>7.2342834538</text:p>
          </table:table-cell>
          <table:table-cell table:formula="of:=[.G55]/[.G57]" office:value-type="float" office:value="10.1546515820855">
            <text:p>10.1546515821</text:p>
          </table:table-cell>
          <table:table-cell table:number-columns-repeated="3"/>
          <table:table-cell>
            <draw:frame table:end-cell-address="Sheet1.P79" table:end-x="0.2933in" table:end-y="0.0724in" draw:z-index="2" draw:style-name="gr1" svg:width="4.5697in" svg:height="2.7504in" svg:x="0.1685in" svg:y="0.1559in">
              <draw:object draw:notify-on-update-of-ranges="Sheet1.Q54:Sheet1.T54 Sheet1.A3:Sheet1.A3 Sheet1.Q55:Sheet1.T55 Sheet1.A4:Sheet1.A4 Sheet1.Q56:Sheet1.T56 Sheet1.A5:Sheet1.A5 Sheet1.Q57:Sheet1.T5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3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>
            <draw:frame table:end-cell-address="Sheet1.G82" table:end-x="0.4071in" table:end-y="0.1697in" draw:z-index="3" draw:style-name="gr1" svg:width="3.1492in" svg:height="2.7555in" svg:x="1.0823in" svg:y="0.0709in">
              <draw:object draw:notify-on-update-of-ranges="Sheet1.D60:Sheet1.G60 Sheet1.D61:Sheet1.G61 Sheet1.D62:Sheet1.G62 Sheet1.D63:Sheet1.G6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1"/>
        </table:table-row>
        <table:table-row table:style-name="ro1" table:number-rows-repeated="14">
          <table:table-cell table:number-columns-repeated="24"/>
        </table:table-row>
        <table:table-row table:style-name="ro1">
          <table:table-cell table:number-columns-repeated="8"/>
          <table:table-cell office:value-type="string">
            <text:p>[info]</text:p>
          </table:table-cell>
          <table:table-cell office:value-type="string">
            <text:p>ImdbTemplate</text:p>
          </table:table-cell>
          <table:table-cell office:value-type="float" office:value="141.1">
            <text:p>141.1</text:p>
          </table:table-cell>
          <table:table-cell table:formula="of:==============================" office:value-type="string" office:string-value="Err:510">
            <text:p>Err:510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string">
            <text:p>[info]</text:p>
          </table:table-cell>
          <table:table-cell office:value-type="string">
            <text:p>Imdbf</text:p>
          </table:table-cell>
          <table:table-cell office:value-type="float" office:value="15.4">
            <text:p>15.4</text:p>
          </table:table-cell>
          <table:table-cell table:formula="of:===" office:value-type="string" office:string-value="Err:510">
            <text:p>Err:510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string">
            <text:p>[info]</text:p>
          </table:table-cell>
          <table:table-cell office:value-type="string">
            <text:p>ImdbOrig</text:p>
          </table:table-cell>
          <table:table-cell office:value-type="float" office:value="114">
            <text:p>114</text:p>
          </table:table-cell>
          <table:table-cell table:formula="of:========================" office:value-type="string" office:string-value="Err:510">
            <text:p>Err:510</text:p>
          </table:table-cell>
          <table:table-cell table:number-columns-repeated="12"/>
        </table:table-row>
        <table:table-row table:style-name="ro1">
          <table:table-cell office:value-type="string">
            <text:p>[info]</text:p>
          </table:table-cell>
          <table:table-cell office:value-type="string">
            <text:p>L8S</text:p>
          </table:table-cell>
          <table:table-cell office:value-type="float" office:value="709984415">
            <text:p>709984415</text:p>
          </table:table-cell>
          <table:table-cell table:formula="of:============================" office:value-type="string" office:string-value="Err:510">
            <text:p>Err:510</text:p>
          </table:table-cell>
          <table:table-cell office:value-type="string">
            <text:p>runtime</text:p>
          </table:table-cell>
          <table:table-cell office:value-type="string">
            <text:p>Err:520</text:p>
          </table:table-cell>
          <table:table-cell table:number-columns-repeated="18"/>
        </table:table-row>
        <table:table-row table:style-name="ro1">
          <table:table-cell office:value-type="string">
            <text:p>[info]</text:p>
          </table:table-cell>
          <table:table-cell office:value-type="string">
            <text:p>L8orig</text:p>
          </table:table-cell>
          <table:table-cell office:value-type="float" office:value="751772057">
            <text:p>751772057</text:p>
          </table:table-cell>
          <table:table-cell table:formula="of:==============================" office:value-type="string" office:string-value="Err:510">
            <text:p>Err:510</text:p>
          </table:table-cell>
          <table:table-cell office:value-type="float" office:value="40452">
            <text:p>40452</text:p>
          </table:table-cell>
          <table:table-cell office:value-type="string">
            <text:p>=</text:p>
          </table:table-cell>
          <table:table-cell table:number-columns-repeated="18"/>
        </table:table-row>
        <table:table-row table:style-name="ro1">
          <table:table-cell office:value-type="string">
            <text:p>[info]</text:p>
          </table:table-cell>
          <table:table-cell office:value-type="string">
            <text:p>L8</text:p>
          </table:table-cell>
          <table:table-cell office:value-type="float" office:value="82051139">
            <text:p>82051139</text:p>
          </table:table-cell>
          <table:table-cell table:formula="of:===" office:value-type="string" office:string-value="Err:510">
            <text:p>Err:510</text:p>
          </table:table-cell>
          <table:table-cell office:value-type="float" office:value="8210">
            <text:p>8210</text:p>
          </table:table-cell>
          <table:table-cell office:value-type="string">
            <text:p>=</text:p>
          </table:table-cell>
          <table:table-cell table:number-columns-repeated="18"/>
        </table:table-row>
        <table:table-row table:style-name="ro1">
          <table:table-cell office:value-type="string">
            <text:p>[info]</text:p>
          </table:table-cell>
          <table:table-cell office:value-type="string">
            <text:p>L7S</text:p>
          </table:table-cell>
          <table:table-cell office:value-type="float" office:value="94069027">
            <text:p>94069027</text:p>
          </table:table-cell>
          <table:table-cell table:formula="of:===" office:value-type="string" office:string-value="Err:510">
            <text:p>Err:510</text:p>
          </table:table-cell>
          <table:table-cell office:value-type="float" office:value="1598">
            <text:p>1598</text:p>
          </table:table-cell>
          <table:table-cell office:value-type="string">
            <text:p>=</text:p>
          </table:table-cell>
          <table:table-cell table:number-columns-repeated="18"/>
        </table:table-row>
        <table:table-row table:style-name="ro1">
          <table:table-cell office:value-type="string">
            <text:p>[info]</text:p>
          </table:table-cell>
          <table:table-cell office:value-type="string">
            <text:p>L7orig</text:p>
          </table:table-cell>
          <table:table-cell office:value-type="float" office:value="95369239">
            <text:p>95369239</text:p>
          </table:table-cell>
          <table:table-cell table:formula="of:===" office:value-type="string" office:string-value="Err:510">
            <text:p>Err:510</text:p>
          </table:table-cell>
          <table:table-cell office:value-type="float" office:value="178">
            <text:p>178</text:p>
          </table:table-cell>
          <table:table-cell office:value-type="string">
            <text:p>=</text:p>
          </table:table-cell>
          <table:table-cell table:number-columns-repeated="18"/>
        </table:table-row>
        <table:table-row table:style-name="ro1">
          <table:table-cell office:value-type="string">
            <text:p>[info]</text:p>
          </table:table-cell>
          <table:table-cell office:value-type="string">
            <text:p>L7</text:p>
          </table:table-cell>
          <table:table-cell office:value-type="float" office:value="16211601">
            <text:p>16211601</text:p>
          </table:table-cell>
          <table:table-cell office:value-type="string">
            <text:p>=</text:p>
          </table:table-cell>
          <table:table-cell office:value-type="float" office:value="2402632">
            <text:p>2402632</text:p>
          </table:table-cell>
          <table:table-cell table:formula="of:==============================" office:value-type="string" office:string-value="Err:510">
            <text:p>Err:510</text:p>
          </table:table-cell>
          <table:table-cell table:number-columns-repeated="18"/>
        </table:table-row>
        <table:table-row table:style-name="ro1">
          <table:table-cell office:value-type="string">
            <text:p>[info]</text:p>
          </table:table-cell>
          <table:table-cell office:value-type="string">
            <text:p>L6S</text:p>
          </table:table-cell>
          <table:table-cell office:value-type="float" office:value="13686216">
            <text:p>13686216</text:p>
          </table:table-cell>
          <table:table-cell office:value-type="string">
            <text:p>=</text:p>
          </table:table-cell>
          <table:table-cell office:value-type="float" office:value="444530">
            <text:p>444530</text:p>
          </table:table-cell>
          <table:table-cell table:formula="of:=====" office:value-type="string" office:string-value="Err:510">
            <text:p>Err:510</text:p>
          </table:table-cell>
          <table:table-cell table:number-columns-repeated="18"/>
        </table:table-row>
        <table:table-row table:style-name="ro1">
          <table:table-cell office:value-type="string">
            <text:p>[info]</text:p>
          </table:table-cell>
          <table:table-cell office:value-type="string">
            <text:p>L6orig</text:p>
          </table:table-cell>
          <table:table-cell office:value-type="float" office:value="11673167">
            <text:p>11673167</text:p>
          </table:table-cell>
          <table:table-cell office:value-type="string">
            <text:p>=</text:p>
          </table:table-cell>
          <table:table-cell office:value-type="float" office:value="86916">
            <text:p>86916</text:p>
          </table:table-cell>
          <table:table-cell office:value-type="string">
            <text:p>=</text:p>
          </table:table-cell>
          <table:table-cell table:number-columns-repeated="18"/>
        </table:table-row>
        <table:table-row table:style-name="ro1">
          <table:table-cell office:value-type="string">
            <text:p>[info]</text:p>
          </table:table-cell>
          <table:table-cell office:value-type="string">
            <text:p>L6</text:p>
          </table:table-cell>
          <table:table-cell office:value-type="float" office:value="1347778">
            <text:p>1347778</text:p>
          </table:table-cell>
          <table:table-cell office:value-type="string">
            <text:p>=</text:p>
          </table:table-cell>
          <table:table-cell office:value-type="float" office:value="11150">
            <text:p>11150</text:p>
          </table:table-cell>
          <table:table-cell office:value-type="string">
            <text:p>=</text:p>
          </table:table-cell>
          <table:table-cell table:number-columns-repeated="18"/>
        </table:table-row>
        <table:table-row table:style-name="ro1">
          <table:table-cell office:value-type="string">
            <text:p>[info]</text:p>
          </table:table-cell>
          <table:table-cell office:value-type="string">
            <text:p>L5S</text:p>
          </table:table-cell>
          <table:table-cell office:value-type="float" office:value="1353274">
            <text:p>1353274</text:p>
          </table:table-cell>
          <table:table-cell office:value-type="string">
            <text:p>=</text:p>
          </table:table-cell>
          <table:table-cell office:value-type="float" office:value="1698">
            <text:p>1698</text:p>
          </table:table-cell>
          <table:table-cell office:value-type="string">
            <text:p>=</text:p>
          </table:table-cell>
          <table:table-cell table:number-columns-repeated="18"/>
        </table:table-row>
        <table:table-row table:style-name="ro1">
          <table:table-cell office:value-type="string">
            <text:p>[info]</text:p>
          </table:table-cell>
          <table:table-cell office:value-type="string">
            <text:p>L5orig</text:p>
          </table:table-cell>
          <table:table-cell office:value-type="float" office:value="1259386">
            <text:p>1259386</text:p>
          </table:table-cell>
          <table:table-cell office:value-type="string">
            <text:p>=</text:p>
          </table:table-cell>
          <table:table-cell office:value-type="float" office:value="2178387">
            <text:p>2178387</text:p>
          </table:table-cell>
          <table:table-cell table:formula="of:===========================" office:value-type="string" office:string-value="Err:510">
            <text:p>Err:510</text:p>
          </table:table-cell>
          <table:table-cell table:number-columns-repeated="18"/>
        </table:table-row>
        <table:table-row table:style-name="ro1">
          <table:table-cell office:value-type="string">
            <text:p>[info]</text:p>
          </table:table-cell>
          <table:table-cell office:value-type="string">
            <text:p>L5</text:p>
          </table:table-cell>
          <table:table-cell office:value-type="float" office:value="187064">
            <text:p>187064</text:p>
          </table:table-cell>
          <table:table-cell office:value-type="string">
            <text:p>=</text:p>
          </table:table-cell>
          <table:table-cell office:value-type="float" office:value="358240">
            <text:p>358240</text:p>
          </table:table-cell>
          <table:table-cell table:formula="of:====" office:value-type="string" office:string-value="Err:510">
            <text:p>Err:510</text:p>
          </table:table-cell>
          <table:table-cell table:number-columns-repeated="18"/>
        </table:table-row>
        <table:table-row table:style-name="ro1">
          <table:table-cell office:value-type="string">
            <text:p>[info]</text:p>
          </table:table-cell>
          <table:table-cell office:value-type="string">
            <text:p>L4S</text:p>
          </table:table-cell>
          <table:table-cell office:value-type="float" office:value="148698">
            <text:p>148698</text:p>
          </table:table-cell>
          <table:table-cell office:value-type="string">
            <text:p>=</text:p>
          </table:table-cell>
          <table:table-cell office:value-type="float" office:value="57846">
            <text:p>57846</text:p>
          </table:table-cell>
          <table:table-cell office:value-type="string">
            <text:p>=</text:p>
          </table:table-cell>
          <table:table-cell table:number-columns-repeated="18"/>
        </table:table-row>
        <table:table-row table:style-name="ro1">
          <table:table-cell office:value-type="string">
            <text:p>[info]</text:p>
          </table:table-cell>
          <table:table-cell office:value-type="string">
            <text:p>L4orig</text:p>
          </table:table-cell>
          <table:table-cell office:value-type="float" office:value="137439">
            <text:p>137439</text:p>
          </table:table-cell>
          <table:table-cell office:value-type="string">
            <text:p>=</text:p>
          </table:table-cell>
          <table:table-cell office:value-type="float" office:value="8241">
            <text:p>8241</text:p>
          </table:table-cell>
          <table:table-cell office:value-type="string">
            <text:p>=</text:p>
          </table:table-cell>
          <table:table-cell table:number-columns-repeated="18"/>
        </table:table-row>
        <table:table-row table:style-name="ro1">
          <table:table-cell office:value-type="string">
            <text:p>[info]</text:p>
          </table:table-cell>
          <table:table-cell office:value-type="string">
            <text:p>L4</text:p>
          </table:table-cell>
          <table:table-cell office:value-type="float" office:value="21503">
            <text:p>21503</text:p>
          </table:table-cell>
          <table:table-cell office:value-type="string">
            <text:p>=</text:p>
          </table:table-cell>
          <table:table-cell office:value-type="float" office:value="1189">
            <text:p>1189</text:p>
          </table:table-cell>
          <table:table-cell office:value-type="string">
            <text:p>=</text:p>
          </table:table-cell>
          <table:table-cell table:number-columns-repeated="18"/>
        </table:table-row>
        <table:table-row table:style-name="ro1">
          <table:table-cell office:value-type="string">
            <text:p>[info]</text:p>
          </table:table-cell>
          <table:table-cell office:value-type="string">
            <text:p>L3S</text:p>
          </table:table-cell>
          <table:table-cell office:value-type="float" office:value="15597">
            <text:p>15597</text:p>
          </table:table-cell>
          <table:table-cell office:value-type="string">
            <text:p>=</text:p>
          </table:table-cell>
          <table:table-cell table:number-columns-repeated="20"/>
        </table:table-row>
        <table:table-row table:style-name="ro1">
          <table:table-cell office:value-type="string">
            <text:p>[info]</text:p>
          </table:table-cell>
          <table:table-cell office:value-type="string">
            <text:p>L3orig</text:p>
          </table:table-cell>
          <table:table-cell office:value-type="float" office:value="13804">
            <text:p>13804</text:p>
          </table:table-cell>
          <table:table-cell office:value-type="string">
            <text:p>=</text:p>
          </table:table-cell>
          <table:table-cell table:number-columns-repeated="20"/>
        </table:table-row>
        <table:table-row table:style-name="ro1">
          <table:table-cell office:value-type="string">
            <text:p>[info]</text:p>
          </table:table-cell>
          <table:table-cell office:value-type="string">
            <text:p>L3</text:p>
          </table:table-cell>
          <table:table-cell office:value-type="float" office:value="3140">
            <text:p>3140</text:p>
          </table:table-cell>
          <table:table-cell office:value-type="string">
            <text:p>=</text:p>
          </table:table-cell>
          <table:table-cell table:number-columns-repeated="20"/>
        </table:table-row>
        <table:table-row table:style-name="ro1">
          <table:table-cell office:value-type="string">
            <text:p>[info]</text:p>
          </table:table-cell>
          <table:table-cell office:value-type="string">
            <text:p>L2S</text:p>
          </table:table-cell>
          <table:table-cell office:value-type="float" office:value="1506">
            <text:p>1506</text:p>
          </table:table-cell>
          <table:table-cell office:value-type="string">
            <text:p>=</text:p>
          </table:table-cell>
          <table:table-cell table:number-columns-repeated="20"/>
        </table:table-row>
        <table:table-row table:style-name="ro1">
          <table:table-cell office:value-type="string">
            <text:p>[info]</text:p>
          </table:table-cell>
          <table:table-cell office:value-type="string">
            <text:p>L2orig</text:p>
          </table:table-cell>
          <table:table-cell office:value-type="float" office:value="1215">
            <text:p>1215</text:p>
          </table:table-cell>
          <table:table-cell office:value-type="string">
            <text:p>=</text:p>
          </table:table-cell>
          <table:table-cell table:number-columns-repeated="20"/>
        </table:table-row>
        <table:table-row table:style-name="ro1">
          <table:table-cell office:value-type="string">
            <text:p>[info]</text:p>
          </table:table-cell>
          <table:table-cell office:value-type="string">
            <text:p>L2</text:p>
          </table:table-cell>
          <table:table-cell office:value-type="float" office:value="211">
            <text:p>211</text:p>
          </table:table-cell>
          <table:table-cell office:value-type="string">
            <text:p>=</text:p>
          </table:table-cell>
          <table:table-cell table:number-columns-repeated="20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0">07/10/2012</text:date>, <text:time>23:2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ojin Jovanovic</meta:initial-creator>
    <meta:creation-date>2012-07-09T12:12:21</meta:creation-date>
    <dc:date>2012-07-10T23:25:49</dc:date>
    <dc:creator>Vojin Jovanovic</dc:creator>
    <meta:editing-duration>PT06H50M38S</meta:editing-duration>
    <meta:editing-cycles>16</meta:editing-cycles>
    <meta:generator>OpenOffice.org/3.2$Unix OpenOffice.org_project/320m19$Build-9505</meta:generator>
    <meta:document-statistic meta:table-count="3" meta:cell-count="30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608cm" svg:height="6.987cm" xlink:href=".." chart:class="chart:bar" chart:style-name="ch1">
        <chart:legend chart:legend-position="end" svg:x="8.9cm" svg:y="2.836cm" chart:style-name="ch2"/>
        <chart:plot-area chart:style-name="ch3" table:cell-range-address="Sheet1.Q54:Sheet1.T57 Sheet1.A3:Sheet1.A5" chart:data-source-has-labels="both" svg:x="0.232cm" svg:y="0.139cm" svg:width="8.437cm" svg:height="6.57cm">
          <chart:axis chart:dimension="x" chart:name="primary-x" chart:style-name="ch4">
            <chart:categories table:cell-range-address="Sheet1.Q54:Sheet1.T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Q55:Sheet1.T55" chart:label-cell-address="Sheet1.A3:Sheet1.A3" chart:class="chart:bar">
            <chart:data-point chart:repeated="4"/>
          </chart:series>
          <chart:series chart:style-name="ch8" chart:values-cell-range-address="Sheet1.Q56:Sheet1.T56" chart:label-cell-address="Sheet1.A4:Sheet1.A4" chart:class="chart:bar">
            <chart:data-point chart:repeated="4"/>
          </chart:series>
          <chart:series chart:style-name="ch9" chart:values-cell-range-address="Sheet1.Q57:Sheet1.T57" chart:label-cell-address="Sheet1.A5:Sheet1.A5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Q54:Sheet1.T54">Level 3</text:p>
              </table:table-cell>
              <table:table-cell office:value-type="string">
                <text:p>Level 4</text:p>
              </table:table-cell>
              <table:table-cell office:value-type="string">
                <text:p>Level 5</text:p>
              </table:table-cell>
              <table:table-cell office:value-type="string">
                <text:p>Level 6</text:p>
              </table:table-cell>
            </table:table-row>
          </table:table-header-rows>
          <table:table-rows>
            <table:table-row>
              <table:table-cell office:value-type="string">
                <text:p text:id="Sheet1.A3:Sheet1.A3">Original</text:p>
              </table:table-cell>
              <table:table-cell office:value-type="float" office:value="1">
                <text:p text:id="Sheet1.Q55:Sheet1.T55"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 text:id="Sheet1.A4:Sheet1.A4">LMS no fusion</text:p>
              </table:table-cell>
              <table:table-cell office:value-type="float" office:value="0.885041995255498">
                <text:p text:id="Sheet1.Q56:Sheet1.T56">0.885041995255498</text:p>
              </table:table-cell>
              <table:table-cell office:value-type="float" office:value="0.924282774482508">
                <text:p>0.924282774482508</text:p>
              </table:table-cell>
              <table:table-cell office:value-type="float" office:value="0.930621588828279">
                <text:p>0.930621588828279</text:p>
              </table:table-cell>
              <table:table-cell office:value-type="float" office:value="0.852914129077022">
                <text:p>0.852914129077022</text:p>
              </table:table-cell>
            </table:table-row>
            <table:table-row>
              <table:table-cell office:value-type="string">
                <text:p text:id="Sheet1.A5:Sheet1.A5">LMS fusion</text:p>
              </table:table-cell>
              <table:table-cell office:value-type="float" office:value="0.201320766814131">
                <text:p text:id="Sheet1.Q57:Sheet1.T57">0.201320766814131</text:p>
              </table:table-cell>
              <table:table-cell office:value-type="float" office:value="0.144608535420786">
                <text:p>0.144608535420786</text:p>
              </table:table-cell>
              <table:table-cell office:value-type="float" office:value="0.138230690902212">
                <text:p>0.138230690902212</text:p>
              </table:table-cell>
              <table:table-cell office:value-type="float" office:value="0.0984770370422329">
                <text:p>0.09847703704223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bar" chart:style-name="ch1">
        <chart:legend chart:legend-position="end" svg:x="6.212cm" svg:y="2.843cm" chart:style-name="ch2"/>
        <chart:plot-area chart:style-name="ch3" table:cell-range-address="Sheet1.D60:Sheet1.G63" chart:data-source-has-labels="row" svg:x="0.352cm" svg:y="0.113cm" svg:width="5.891cm" svg:height="6.579cm">
          <chart:axis chart:dimension="x" chart:name="primary-x" chart:style-name="ch4">
            <chart:categories table:cell-range-address="Sheet1.D60:Sheet1.G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61:Sheet1.G61" chart:class="chart:bar">
            <chart:data-point chart:repeated="4"/>
          </chart:series>
          <chart:series chart:style-name="ch8" chart:values-cell-range-address="Sheet1.D62:Sheet1.G62" chart:class="chart:bar">
            <chart:data-point chart:repeated="4"/>
          </chart:series>
          <chart:series chart:style-name="ch9" chart:values-cell-range-address="Sheet1.D63:Sheet1.G6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D60:Sheet1.G60">Level 3</text:p>
              </table:table-cell>
              <table:table-cell office:value-type="string">
                <text:p>Level 4</text:p>
              </table:table-cell>
              <table:table-cell office:value-type="string">
                <text:p>Level 5</text:p>
              </table:table-cell>
              <table:table-cell office:value-type="string">
                <text:p>Level 6</text:p>
              </table:table-cell>
            </table:table-row>
          </table:table-header-rows>
          <table:table-rows>
            <table:table-row>
              <table:table-cell office:value-type="string">
                <text:p text:id="">Row 61</text:p>
              </table:table-cell>
              <table:table-cell office:value-type="float" office:value="1">
                <text:p text:id="Sheet1.D61:Sheet1.G61"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 text:id="">Row 62</text:p>
              </table:table-cell>
              <table:table-cell office:value-type="float" office:value="1.12988988698928">
                <text:p text:id="Sheet1.D62:Sheet1.G62">1.12988988698928</text:p>
              </table:table-cell>
              <table:table-cell office:value-type="float" office:value="1.08191997904525">
                <text:p>1.08191997904525</text:p>
              </table:table-cell>
              <table:table-cell office:value-type="float" office:value="1.07455061434699">
                <text:p>1.07455061434699</text:p>
              </table:table-cell>
              <table:table-cell office:value-type="float" office:value="1.17245097238821">
                <text:p>1.17245097238821</text:p>
              </table:table-cell>
            </table:table-row>
            <table:table-row>
              <table:table-cell office:value-type="string">
                <text:p text:id="">Row 63</text:p>
              </table:table-cell>
              <table:table-cell office:value-type="float" office:value="4.9671974522293">
                <text:p text:id="Sheet1.D63:Sheet1.G63">4.9671974522293</text:p>
              </table:table-cell>
              <table:table-cell office:value-type="float" office:value="6.91522113193508">
                <text:p>6.91522113193508</text:p>
              </table:table-cell>
              <table:table-cell office:value-type="float" office:value="7.23428345379122">
                <text:p>7.23428345379122</text:p>
              </table:table-cell>
              <table:table-cell office:value-type="float" office:value="10.1546515820855">
                <text:p>10.15465158208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004cm" svg:height="6.987cm" xlink:href=".." chart:class="chart:bar" chart:style-name="ch1">
        <chart:legend chart:legend-position="end" svg:x="5.765cm" svg:y="2.677cm" chart:style-name="ch2"/>
        <chart:plot-area chart:style-name="ch3" table:cell-range-address="Sheet1.H2:Sheet1.M5" chart:data-source-has-labels="both" svg:x="0.16cm" svg:y="0.139cm" svg:width="5.446cm" svg:height="6.57cm">
          <chart:axis chart:dimension="x" chart:name="primary-x" chart:style-name="ch4">
            <chart:categories table:cell-range-address="Sheet1.I2:Sheet1.M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3:Sheet1.M3" chart:label-cell-address="Sheet1.H3:Sheet1.H3" chart:class="chart:bar">
            <chart:data-point chart:repeated="5"/>
          </chart:series>
          <chart:series chart:style-name="ch8" chart:values-cell-range-address="Sheet1.I4:Sheet1.M4" chart:label-cell-address="Sheet1.H4:Sheet1.H4" chart:class="chart:bar">
            <chart:data-point chart:repeated="5"/>
          </chart:series>
          <chart:series chart:style-name="ch9" chart:values-cell-range-address="Sheet1.I5:Sheet1.M5" chart:label-cell-address="Sheet1.H5:Sheet1.H5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I2:Sheet1.M2">Level 1</text:p>
              </table:table-cell>
              <table:table-cell office:value-type="string">
                <text:p>Level 2</text:p>
              </table:table-cell>
              <table:table-cell office:value-type="string">
                <text:p>Level 3</text:p>
              </table:table-cell>
              <table:table-cell office:value-type="string">
                <text:p>Level 4</text:p>
              </table:table-cell>
              <table:table-cell office:value-type="string">
                <text:p>Level 5</text:p>
              </table:table-cell>
            </table:table-row>
          </table:table-header-rows>
          <table:table-rows>
            <table:table-row>
              <table:table-cell office:value-type="string">
                <text:p text:id="Sheet1.H3:Sheet1.H3">Original</text:p>
              </table:table-cell>
              <table:table-cell office:value-type="float" office:value="1">
                <text:p text:id="Sheet1.I3:Sheet1.M3"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 text:id="Sheet1.H4:Sheet1.H4">LMS no fusion</text:p>
              </table:table-cell>
              <table:table-cell office:value-type="float" office:value="1.15916811666252">
                <text:p text:id="Sheet1.I4:Sheet1.M4">1.15916811666252</text:p>
              </table:table-cell>
              <table:table-cell office:value-type="float" office:value="1.25883196231696">
                <text:p>1.25883196231696</text:p>
              </table:table-cell>
              <table:table-cell office:value-type="float" office:value="1.23821145146436">
                <text:p>1.23821145146436</text:p>
              </table:table-cell>
              <table:table-cell office:value-type="float" office:value="0.61114451227714">
                <text:p>0.61114451227714</text:p>
              </table:table-cell>
              <table:table-cell office:value-type="float" office:value="0.679333589348135">
                <text:p>0.679333589348135</text:p>
              </table:table-cell>
            </table:table-row>
            <table:table-row>
              <table:table-cell office:value-type="string">
                <text:p text:id="Sheet1.H5:Sheet1.H5">LMS fusion</text:p>
              </table:table-cell>
              <table:table-cell office:value-type="float" office:value="0.193056591266882">
                <text:p text:id="Sheet1.I5:Sheet1.M5">0.193056591266882</text:p>
              </table:table-cell>
              <table:table-cell office:value-type="float" office:value="0.22493770693245">
                <text:p>0.22493770693245</text:p>
              </table:table-cell>
              <table:table-cell office:value-type="float" office:value="0.180766177944011">
                <text:p>0.180766177944011</text:p>
              </table:table-cell>
              <table:table-cell office:value-type="float" office:value="0.0627517306226358">
                <text:p>0.0627517306226358</text:p>
              </table:table-cell>
              <table:table-cell office:value-type="float" office:value="0.0905669588923241">
                <text:p>0.09056695889232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.643cm" svg:height="6.987cm" xlink:href=".." chart:class="chart:bar" chart:style-name="ch1">
        <chart:legend chart:legend-position="end" svg:x="2.975cm" svg:y="2.2cm" chart:style-name="ch2"/>
        <chart:plot-area chart:style-name="ch3" table:cell-range-address="Sheet1.A7:Sheet1.F10" chart:data-source-has-labels="both" svg:x="0.092cm" svg:y="0.139cm" svg:width="2.792cm" svg:height="6.57cm">
          <chart:axis chart:dimension="x" chart:name="primary-x" chart:style-name="ch4">
            <chart:categories table:cell-range-address="Sheet1.B7:Sheet1.F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8:Sheet1.F8" chart:label-cell-address="Sheet1.A8:Sheet1.A8" chart:class="chart:bar">
            <chart:data-point chart:repeated="5"/>
          </chart:series>
          <chart:series chart:style-name="ch8" chart:values-cell-range-address="Sheet1.B9:Sheet1.F9" chart:label-cell-address="Sheet1.A9:Sheet1.A9" chart:class="chart:bar">
            <chart:data-point chart:repeated="5"/>
          </chart:series>
          <chart:series chart:style-name="ch9" chart:values-cell-range-address="Sheet1.B10:Sheet1.F10" chart:label-cell-address="Sheet1.A10:Sheet1.A10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7:Sheet1.F7">Level 1</text:p>
              </table:table-cell>
              <table:table-cell office:value-type="string">
                <text:p>Level 2</text:p>
              </table:table-cell>
              <table:table-cell office:value-type="string">
                <text:p>Level 3</text:p>
              </table:table-cell>
              <table:table-cell office:value-type="string">
                <text:p>Level 4</text:p>
              </table:table-cell>
              <table:table-cell office:value-type="string">
                <text:p>Level 5</text:p>
              </table:table-cell>
            </table:table-row>
          </table:table-header-rows>
          <table:table-rows>
            <table:table-row>
              <table:table-cell office:value-type="string">
                <text:p text:id="Sheet1.A8:Sheet1.A8">Original</text:p>
              </table:table-cell>
              <table:table-cell office:value-type="float" office:value="1">
                <text:p text:id="Sheet1.B8:Sheet1.F8"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 text:id="Sheet1.A9:Sheet1.A9">LMS no fusion</text:p>
              </table:table-cell>
              <table:table-cell office:value-type="float" office:value="0.862687634024303">
                <text:p text:id="Sheet1.B9:Sheet1.F9">0.862687634024303</text:p>
              </table:table-cell>
              <table:table-cell office:value-type="float" office:value="0.794387201735358">
                <text:p>0.794387201735358</text:p>
              </table:table-cell>
              <table:table-cell office:value-type="float" office:value="0.807616501056712">
                <text:p>0.807616501056712</text:p>
              </table:table-cell>
              <table:table-cell office:value-type="float" office:value="1.63627420341872">
                <text:p>1.63627420341872</text:p>
              </table:table-cell>
              <table:table-cell office:value-type="float" office:value="1.47203084858437">
                <text:p>1.47203084858437</text:p>
              </table:table-cell>
            </table:table-row>
            <table:table-row>
              <table:table-cell office:value-type="string">
                <text:p text:id="Sheet1.A10:Sheet1.A10">LMS fusion</text:p>
              </table:table-cell>
              <table:table-cell office:value-type="float" office:value="5.17982832618026">
                <text:p text:id="Sheet1.B10:Sheet1.F10">5.17982832618026</text:p>
              </table:table-cell>
              <table:table-cell office:value-type="float" office:value="4.44567526555387">
                <text:p>4.44567526555387</text:p>
              </table:table-cell>
              <table:table-cell office:value-type="float" office:value="5.53200831800368">
                <text:p>5.53200831800368</text:p>
              </table:table-cell>
              <table:table-cell office:value-type="float" office:value="15.9358154759684">
                <text:p>15.9358154759684</text:p>
              </table:table-cell>
              <table:table-cell office:value-type="float" office:value="11.0415543618828">
                <text:p>11.04155436188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